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8802213290973302681" text:style-name="L1">
        <text:list-item>
          <text:list>
            <text:list-header>
              <text:p text:style-name="P180">1.25 miles at various paces on roads, 1.5 miles on the track at about</text:p>
              <text:p text:style-name="P180">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3897046620574055540" text:style-name="L2">
        <text:list-item>
          <text:list>
            <text:list-header>
              <text:p text:style-name="P182">1.75 mile warm up at about 10:00/mile and rest a few minutes</text:p>
              <text:p text:style-name="P182">1 x 200, 4 x 400, 1 x 200 with about a 350m jog after each run. <text:s/></text:p>
              <text:p text:style-name="P182">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400780188359639202" text:style-name="L3">
        <text:list-item>
          <text:list>
            <text:list-header>
              <text:p text:style-name="P183">5.5 miles averaging 12:27/mile</text:p>
              <text:p text:style-name="P183">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782472759604411809" text:style-name="L4">
        <text:list-item>
          <text:p text:style-name="P18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4">Continue adjusting the speed so HR stays near 142. <text:s/>Also continue taking splits for each mile and remembering HR at the end of each mile. <text:s/>Stop running after a mile split goes above 9:30. <text:s/></text:p>
        </text:list-item>
        <text:list-item>
          <text:p text:style-name="P18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4236280626583296381" text:style-name="L5">
        <text:list-item>
          <text:list>
            <text:list-header>
              <text:p text:style-name="P189">0.75 mile splits: 9:06, 9:24, 8:13</text:p>
              <text:p text:style-name="P18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8881014211258774027" text:style-name="L6">
        <text:list-item>
          <text:list>
            <text:list-header>
              <text:p text:style-name="P220"><text:span text:style-name="T2">warm up:</text:span> 0.2 mile jog and rest 2 minutes</text:p>
              <text:p text:style-name="P220"><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6947930496646497864" text:style-name="L7">
        <text:list-item>
          <text:list>
            <text:list-header>
              <text:p text:style-name="P185"><text:s text:c="10"/>0.9 miles around the field at about 9:00/mile with no shoes</text:p>
              <text:list>
                <text:list-header>
                  <text:p text:style-name="P185">My foot felt better running with no shoes on the artificial turf than on the track with shoes.</text:p>
                  <text:p text:style-name="P185"/>
                  <text:p text:style-name="P185">Tues Sept 1, 2020 <text:span text:style-name="T2">3.6 miles</text:span> <text:s/>My foot continues to improve.</text:p>
                </text:list-header>
              </text:list>
            </text:list-header>
          </text:list>
        </text:list-item>
      </text:list>
      <text:list xml:id="list741492539742678712" text:style-name="L8">
        <text:list-item>
          <text:list>
            <text:list-item>
              <text:list>
                <text:list-header>
                  <text:p text:style-name="P186"><text:span text:style-name="T2">warm up:</text:span> 1.25 miles mainly on grass with no shoes</text:p>
                  <text:p text:style-name="P186"><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4814948" text:continue-list="list6947930496646497864" text:style-name="L7">
        <text:list-item>
          <text:list>
            <text:list-item>
              <text:list>
                <text:list-header>
                  <text:p text:style-name="P185"><text:span text:style-name="T2">warm up:</text:span> 0.25 to the cemetery loop</text:p>
                  <text:p text:style-name="P185"><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2428514428004740192" text:style-name="L9">
        <text:list-item>
          <text:list>
            <text:list-header>
              <text:p text:style-name="P187">0.8 mile downhill walk, Ave Pace: 15:16/mile, Ave HR: 76,-&gt;1160 heartbeats/Mile, 267 ft/mile el. gain <text:s/></text:p>
              <text:p text:style-name="P187">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831424" text:continue-numbering="true" text:style-name="L9">
        <text:list-item>
          <text:list>
            <text:list-header>
              <text:p text:style-name="P187">0.8 mile downhill walk, Ave Pace: 14:10/mile, Ave HR: 77,-&gt;1091 heartbeats/Mile, 267 ft/mile el. gain <text:s/></text:p>
              <text:p text:style-name="P187">0.8 mile uphill walk, <text:s text:c="5"/>Ave Pace: 14:34/mile, AveHR:110,-&gt;1602 heartbeats/Mile, 267 ft/mile el. loss</text:p>
              <text:p text:style-name="P187">0.8 mile downhill walk, Ave Pace: 15:11/mile, Ave HR: 94,-&gt;1427 heartbeats/Mile, 267 ft/mile el. gain <text:s/></text:p>
              <text:p text:style-name="P18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813613" text:continue-numbering="true" text:style-name="L9">
        <text:list-item>
          <text:list>
            <text:list-header>
              <text:p text:style-name="P187">0.8 mile downhill walk, Ave <text:span text:style-name="T2">Pace</text:span>: 15:16/mile, Ave HR: 76,-&gt;1160 heartbeats/Mile, 267 ft/mile el. gain <text:s/></text:p>
              <text:p text:style-name="P187">0.8 mile uphill walk, <text:s text:c="5"/>Ave Pace: 15:50/mile, Ave HR: 93,-&gt;1472 heartbeats/Mile, 267 ft/mile el. loss</text:p>
              <text:p text:style-name="P187">0.8 mile downhill walk, Ave Pace: 14:04/mile, Ave HR: 86,-&gt;1210 heartbeats/Mile, 267 ft/mile el. gain <text:s/></text:p>
              <text:p text:style-name="P187">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813916" text:continue-numbering="true" text:style-name="L9">
        <text:list-item>
          <text:list>
            <text:list-header>
              <text:p text:style-name="P221">Warm down: <text:span text:style-name="T4">0.25 mile jog home</text:span></text:p>
              <text:p text:style-name="P222"/>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831071" text:continue-numbering="true" text:style-name="L9">
        <text:list-item>
          <text:list>
            <text:list-header>
              <text:p text:style-name="P222">Time for 4.8 miles: 56: 32, Ave Pace: 11:51/mile, Ave HR:118,-&gt;1399 heartbeats/Mile</text:p>
              <text:p text:style-name="P221">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4805334" text:continue-numbering="true" text:style-name="L9">
        <text:list-item>
          <text:list>
            <text:list-header>
              <text:p text:style-name="P222">Today Oct 13:</text:p>
              <text:p text:style-name="P222">Time for 4.8 miles: 59: 34, Ave Pace: 12:24.5/mile, Ave HR:108.5,-&gt;1345 heartbeats/Mile</text:p>
              <text:p text:style-name="P222">On Thur <text:s/>Oct 8, 2020: </text:p>
              <text:p text:style-name="P222">Time for 4.8 miles: 59: 55, Ave Pace: 12:29/mile, Ave HR:112,-&gt;1398 heartbeats/Mile</text:p>
              <text:p text:style-name="P223">On Oct 8 when going up hill, I ran until my HR was up to 120 bpm and then walked until my HR was 110 bpm and then repeated.</text:p>
              <text:p text:style-name="P223">On Oct 13 when going up hill, I ran until my HR was up to 115 bpm and then walked until my HR was 105 bpm and then repeated.</text:p>
              <text:p text:style-name="P224">On Oct 13 my average rate was faster and heartbeats/mile was lower. Therefore this scheme is better. I should repeat these two workouts and also try the following:</text:p>
              <text:p text:style-name="P223">When going up hill, run until my HR is up to 110 bpm and then walk until my HR is 100 bpm and repeat.</text:p>
              <text:p text:style-name="P224"/>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275936855482261424" text:style-name="L10">
        <text:list-item>
          <text:list>
            <text:list-header>
              <text:p text:style-name="P188">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9167009483000690588" text:style-name="L11">
        <text:list-item>
          <text:list>
            <text:list-header>
              <text:p text:style-name="P181"><text:s text:c="10"/>1.5 miles averaging <text:s text:c="2"/>9:39/mile, Splits: (9:58, 4:30)</text:p>
              <text:p text:style-name="P181"><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3940624623395818317" text:style-name="L12">
        <text:list-item>
          <text:list>
            <text:list-header>
              <text:p text:style-name="P190"><text:s text:c="6"/><text:span text:style-name="T2">3.75 miles of running</text:span> and 0.5 miles of walking</text:p>
              <text:p text:style-name="P190">Mon Dec 6, 2021 30 minutes on elliptical at speeds settings between 15 and 21.</text:p>
              <text:p text:style-name="P190">Thurs Dec 9, 2021 Mixing 2.75 miles of walking and running on the indoor track</text:p>
              <text:p text:style-name="P190"><text:s text:c="7"/><text:span text:style-name="T2">2.25 miles of running</text:span> and 0.5 miles of walking </text:p>
              <text:p text:style-name="P190">Fri Dec10,2021 35 minutes on a stationary recumbent bike at level 12 at various speeds</text:p>
              <text:p text:style-name="P190"><text:s text:c="7"/>Pulse rose to 161</text:p>
              <text:p text:style-name="P190">Sat Dec 11, <text:span text:style-name="T2">3x1 mile</text:span> with ¼ mile walks before, between and after each run.</text:p>
              <text:p text:style-name="P190"><text:s text:c="7"/>Times: 11:45, 11:42, 10:54 </text:p>
              <text:p text:style-name="P190">Mon Dec 13, 2021 35 minutes on stationary recumbent bike. <text:s/>I brought my pulse to 163</text:p>
              <text:p text:style-name="P190">Tues Dec 14, On the indoor track: <text:span text:style-name="T2">3 miles of mainly running</text:span> and a little walking.</text:p>
              <text:list>
                <text:list-item>
                  <text:list>
                    <text:list-header>
                      <text:p text:style-name="P190"><text:s text:c="8"/>Splits: 11:50, 11:48, 11:39</text:p>
                      <text:p text:style-name="P190">Wed Dec 15, 2021 35 minutes on stationary recumbent bike. <text:s/>I brought my pulse to 161</text:p>
                      <text:p text:style-name="P190">Thur Dec 16, 2021 ½ mile walk to Wise Center, 4 mile run/walk averaging 13:02/mile</text:p>
                      <text:p text:style-name="P190"><text:s text:c="8"/>¼ mile walk. <text:s/>About <text:span text:style-name="T2">3.5 miles running</text:span></text:p>
                      <text:p text:style-name="P190">Fri Dec 16 -Sun Dec 19, 2021 <text:span text:style-name="T2">6 miles of running</text:span> and 2 miles of walking</text:p>
                      <text:p text:style-name="P190">Mon <text:s/>Dec 20, 2021 3 cycles with the weight machines</text:p>
                      <text:p text:style-name="P190">Wed Dec 22, 2021 Warm up on indoor track and rest a little. 1.5 mile Splits: 9:57 + 4:47</text:p>
                      <text:list>
                        <text:list-header>
                          <text:p text:style-name="P190"><text:s text:c="8"/>Total miles: <text:span text:style-name="T2">2.3 miles </text:span></text:p>
                          <text:p text:style-name="P19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811430" text:continue-numbering="true" text:style-name="L12">
        <text:list-item>
          <text:list>
            <text:list-header>
              <text:p text:style-name="P226">Sun Dec 26, 2021 31 minutes on the elliptical at about a speed of 15.5 </text:p>
              <text:p text:style-name="P190">Tues Dec 28, 2021 <text:span text:style-name="T2">2</text:span> miles of walking on the cemetery loop averaging 16:00/mile</text:p>
              <text:p text:style-name="P190">Wed Dec 29, 2021 <text:span text:style-name="T2">2</text:span> miles on the cemetery loop.</text:p>
              <text:p text:style-name="P190">Thur Dec 30, 2021 <text:span text:style-name="T2">2</text:span> miles on the cemetery loop.</text:p>
              <text:p text:style-name="P190">Fri Dec 31, 2021 <text:span text:style-name="T2">2.5</text:span> miles on the cemetery loop.</text:p>
              <text:p text:style-name="P190"/>
              <text:p text:style-name="P190">Happy New Year!</text:p>
              <text:p text:style-name="P190"/>
              <text:p text:style-name="P190">Tues Jan 4, 2022 <text:span text:style-name="T2">2.5</text:span> miles on the indoor track.</text:p>
              <text:p text:style-name="P190">Wed Jan 5, 2022 <text:span text:style-name="T2">2.5</text:span> miles on the indoor track.</text:p>
              <text:p text:style-name="P190">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595313078482834486" text:style-name="L13">
        <text:list-item>
          <text:list>
            <text:list-header>
              <text:p text:style-name="P215">12.25 miles in the last week</text:p>
              <text:p text:style-name="P191"/>
              <text:p text:style-name="P191">Sat Feb 5, 2022 3 miles </text:p>
              <text:p text:style-name="P191">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5521379242121363743" text:style-name="L14">
        <text:list-item>
          <text:list>
            <text:list-header>
              <text:p text:style-name="P192">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6466606669429279760" text:style-name="L15">
        <text:list-item>
          <text:list>
            <text:list-header>
              <text:p text:style-name="P193">1.5 miles averaging about 9:40/mile and rest 1 min</text:p>
            </text:list-header>
          </text:list>
        </text:list-item>
      </text:list>
      <text:p text:style-name="P25">1 mile in 8:26 and rest 2 min</text:p>
      <text:list xml:id="list5053845668678846937" text:style-name="L16">
        <text:list-item>
          <text:list>
            <text:list-header>
              <text:p text:style-name="P194">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7103296336942029120" text:style-name="L17">
        <text:list-item>
          <text:list>
            <text:list-header>
              <text:p text:style-name="P195">5.25 miles on roads and bike paths in Oosterwold</text:p>
              <text:p text:style-name="P216">Average pace: 11:08/mile</text:p>
              <text:p text:style-name="P216">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4808652" text:continue-numbering="true" text:style-name="L17">
        <text:list-item>
          <text:list>
            <text:list-header>
              <text:p text:style-name="P195">5.25 miles on roads and bike paths in Oosterwold</text:p>
              <text:p text:style-name="P216">Average pace: 9:52/mile</text:p>
              <text:p text:style-name="P216">Warm down: 0.25 miles</text:p>
            </text:list-header>
          </text:list>
        </text:list-item>
      </text:list>
      <text:p text:style-name="P10"/>
      <text:p text:style-name="P25">Tues May 17, 2022 no running</text:p>
      <text:list xml:id="list6409102219642456172" text:style-name="L18">
        <text:list-item>
          <text:list>
            <text:list-header>
              <text:p text:style-name="P196"/>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6291197689957769290" text:style-name="L19">
        <text:list-item>
          <text:list>
            <text:list-header>
              <text:p text:style-name="P197">1.11 miles at 8:37/mile Ave HR=148 bpm and rest a few minutes</text:p>
              <text:p text:style-name="P197">(Pace*HR)=1275</text:p>
              <text:p text:style-name="P197">2.25 miles at 10:49/mile Ave HR=135 bpm </text:p>
              <text:p text:style-name="P197">(Pace*HR)=1460</text:p>
            </text:list-header>
          </text:list>
        </text:list-item>
      </text:list>
      <text:list xml:id="list212013973375393094" text:style-name="L20">
        <text:list-item>
          <text:list>
            <text:list-header>
              <text:p text:style-name="P179"/>
            </text:list-header>
          </text:list>
        </text:list-item>
      </text:list>
      <text:p text:style-name="P25">Thur May 19, 2022 <text:span text:style-name="T2">4 miles</text:span></text:p>
      <text:p text:style-name="P25">2 miles at 10:45/miles Ave HR= 115 bpm and rest a few minutes</text:p>
      <text:list xml:id="list34825063" text:continue-list="list6291197689957769290" text:style-name="L19">
        <text:list-item>
          <text:list>
            <text:list-header>
              <text:p text:style-name="P197">(Pace*HR)=1240</text:p>
            </text:list-header>
          </text:list>
        </text:list-item>
      </text:list>
      <text:list xml:id="list34802703" text:continue-list="list6409102219642456172" text:style-name="L18">
        <text:list-item>
          <text:list>
            <text:list-header>
              <text:p text:style-name="P196">2 miles at 10:46/mile Ave HR= 121 bpm and rest a few minutes</text:p>
            </text:list-header>
          </text:list>
        </text:list-item>
      </text:list>
      <text:list xml:id="list34816416" text:continue-list="list34825063" text:style-name="L19">
        <text:list-item>
          <text:list>
            <text:list-header>
              <text:p text:style-name="P197">(Pace*HR)=1300</text:p>
              <text:p text:style-name="P197"/>
            </text:list-header>
          </text:list>
        </text:list-item>
      </text:list>
      <text:p text:style-name="P25">Fri May 20, 2022 <text:span text:style-name="T2">6.25 miles</text:span></text:p>
      <text:p text:style-name="P25">1 mile in 11:02/miles Ave HR= 134 bpm and rest a few minutes</text:p>
      <text:list xml:id="list34804482" text:continue-numbering="true" text:style-name="L19">
        <text:list-item>
          <text:list>
            <text:list-header>
              <text:p text:style-name="P197">(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4491361755251916694" text:style-name="L21">
        <text:list-item>
          <text:list>
            <text:list-header>
              <text:p text:style-name="P198">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7335745174470971091" text:style-name="L22">
        <text:list-item>
          <text:list>
            <text:list-header>
              <text:p text:style-name="P199">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6960766581747439032" text:style-name="L23">
        <text:list-item>
          <text:list>
            <text:list-header>
              <text:p text:style-name="P217">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192641979613205830" text:style-name="L24">
        <text:list-item>
          <text:p text:style-name="P225">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47483435217952411" text:style-name="L25">
        <text:list-item>
          <text:p text:style-name="P200">4.5 <text:s text:c="9"/>2.25 <text:s text:c="4"/>2.25 <text:s text:c="6"/>13:35 <text:s text:c="12"/>106 <text:s text:c="16"/>1434</text:p>
        </text:list-item>
        <text:list-item>
          <text:p text:style-name="P200">7 <text:s text:c="12"/>3 <text:s text:c="9"/>4 <text:s text:c="11"/>14:00 <text:s text:c="12"/>102 <text:s text:c="16"/>1428</text:p>
        </text:list-item>
        <text:list-item>
          <text:p text:style-name="P200">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861339771082115887" text:style-name="L26">
        <text:list-item>
          <text:list>
            <text:list-header>
              <text:p text:style-name="P201">0.1 mile lead in to a 4 mile run</text:p>
              <text:p text:style-name="P201">Mile Splits: 10:31, 10:16, 10:00, 9:52</text:p>
            </text:list-header>
          </text:list>
        </text:list-item>
      </text:list>
      <text:p text:style-name="P25">Warm down: 0.25 miles in 3 min.</text:p>
      <text:p text:style-name="P10"/>
      <text:p text:style-name="P25">Mon <text:s/>Nov 14, 2022 <text:span text:style-name="T2">4.35 miles </text:span></text:p>
      <text:list xml:id="list34834080" text:continue-numbering="true" text:style-name="L26">
        <text:list-item>
          <text:list>
            <text:list-header>
              <text:p text:style-name="P201">0.1 mile lead in to a 4 mile run</text:p>
              <text:p text:style-name="P218">Run: <text:span text:style-name="T4">4 miles in 39:59</text:span></text:p>
              <text:p text:style-name="P201">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831159" text:continue-numbering="true" text:style-name="L26">
        <text:list-item>
          <text:list>
            <text:list-header>
              <text:p text:style-name="P201">0.1 mile lead in to a 4 mile run</text:p>
              <text:p text:style-name="P201">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058895904051491342" text:style-name="L27">
        <text:list-item>
          <text:list>
            <text:list-header>
              <text:p text:style-name="P202">3.7 miles including 10 cemetery (3.2 miles) averaging 11:10/mile</text:p>
              <text:p text:style-name="P202">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4040292653669835971" text:style-name="L28">
        <text:list-item>
          <text:list>
            <text:list-header>
              <text:p text:style-name="P203">Splits: 2.5 miles at 5.7 mi/hour, 1.5 miles at 5.8 mi/hour,</text:p>
              <text:p text:style-name="P203"><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6836394589661180092" text:style-name="L29">
        <text:list-item>
          <text:list>
            <text:list-header>
              <text:p text:style-name="P204">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9243227591384127" text:style-name="L30">
        <text:list-item>
          <text:list>
            <text:list-header>
              <text:p text:style-name="P205">1.5 miles on the track at about 10:15/mile with shoes</text:p>
              <text:p text:style-name="P205">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5243492669411716037" text:style-name="L31">
        <text:list-item>
          <text:list>
            <text:list-header>
              <text:p text:style-name="P206">0.25 miles in 2:14 and 0.25 mile jog followed by a few minute rest</text:p>
              <text:p text:style-name="P206">0.05 mile lead into 1000m run at 8:27/mile followed by 0.2 mile jog</text:p>
              <text:p text:style-name="P206"><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4723315656679624275" text:style-name="L32">
        <text:list-item>
          <text:list>
            <text:list-header>
              <text:p text:style-name="P207">0.25 miles in 2:54</text:p>
              <text:p text:style-name="P207">1 mile in 9:21 going faster as I ran and ending at around 8:30 pace</text:p>
            </text:list-header>
          </text:list>
        </text:list-item>
      </text:list>
      <text:list xml:id="list2257281713854982774" text:style-name="L33">
        <text:list-item>
          <text:list>
            <text:list-header>
              <text:p text:style-name="P208">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1709111273048595663" text:style-name="L34">
        <text:list-item>
          <text:list>
            <text:list-header>
              <text:p text:style-name="P209">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2339771872354608524" text:style-name="L35">
        <text:list-item>
          <text:list>
            <text:list-header>
              <text:p text:style-name="P210">3.2 mile splits: 32:06 (10:02/mile), 30:59 (9:41/mile), The last 5 loops at 9:29/mile</text:p>
              <text:p text:style-name="P210">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391384565738819044" text:style-name="L36">
        <text:list-item>
          <text:list>
            <text:list-header>
              <text:p text:style-name="P214">1.5 miles on a treadmill including 2 x 0.5 miles in 5:02 and 5:00</text:p>
              <text:p text:style-name="P214">In the afternoon:</text:p>
              <text:p text:style-name="P214">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9090858207657684474" text:style-name="L37">
        <text:list-item>
          <text:list>
            <text:list-header>
              <text:p text:style-name="P211">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9084481722133512339" text:style-name="L38">
        <text:list-item>
          <text:list>
            <text:list-header>
              <text:p text:style-name="P212">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086422396785899576" text:style-name="L39">
        <text:list-item>
          <text:list>
            <text:list-header>
              <text:p text:style-name="P213">Warm up: 0.5 miles all down hill to the Wise Center in 5:35 and rest a few minutes</text:p>
              <text:p text:style-name="P213">Trial 1: Run/walk on a treadmill: I alternated walking and running every 0.15 miles for 0.9 miles. Walking pace: 16:13/mile, Running pace: 12:00, Overall pace: about 14:10, </text:p>
              <text:p text:style-name="P213">Ave HR: 104 bpm </text:p>
              <text:p text:style-name="P213">short rest</text:p>
              <text:p text:style-name="P213">Trial 2: Run/walk: The same as above except for 1 mile, alternating every 0.25 miles</text:p>
              <text:p text:style-name="P213">Ave HR: <text:s/>96 bpm </text:p>
              <text:p text:style-name="P213">Trial 3: <text:s/>The same as Trial 1</text:p>
              <text:p text:style-name="P213">Ave HR: <text:s/>99 bpm</text:p>
              <text:p text:style-name="P213">Jogged 1 mile on treadmill</text:p>
              <text:p text:style-name="P213">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draw:frame draw:style-name="fr2" draw:name="graphics10" text:anchor-type="paragraph" svg:width="4.75in" svg:height="1.2917in" draw:z-index="9"><draw:image xlink:href="Pictures/10000000000001C80000007C27EC7A68.jpg" xlink:type="simple" xlink:show="embed" xlink:actuate="onLoad"/></draw:frame></text:p>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text:soft-page-break/>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6 2025 <text:span text:style-name="T2">no running <text:s/></text:span>1 mile walking</text:p>
      <text:p text:style-name="P178">Mon March 17 2025 <text:span text:style-name="T2">no running <text:s/></text:span>1 mile walking</text:p>
      <text:p text:style-name="P178">Tues March 18 2025 <text:span text:style-name="T2">0.75 miles</text:span> running and 0.75 miles walking.</text:p>
      <text:p text:style-name="P178">Wed March 19 2025 <text:span text:style-name="T2">0.75 miles</text:span> running and 1.8 miles walking.</text:p>
      <text:p text:style-name="P178">Thur March 20 2025 <text:span text:style-name="T2">0.75 miles</text:span> running and 0.75 miles walking.</text:p>
      <text:p text:style-name="P178">Fri <text:s/>March 21 2025 <text:span text:style-name="T2">1.63 miles</text:span> running and 1.13 miles walking.</text:p>
      <text:p text:style-name="P178"><text:span text:style-name="T2">During the past week: 4.2 miles running and 6 miles walking</text:span></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oft-page-break/><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soft-page-break/><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317723486588310606" text:style-name="L40">
        <text:list-item>
          <text:list>
            <text:list-header>
              <text:p text:style-name="P2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text:soft-page-break/></text:p>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21T14:55:14.22</dc:date>
    <dc:creator>James Lombardi</dc:creator>
    <meta:editing-duration>P38DT11H28M24S</meta:editing-duration>
    <meta:editing-cycles>2524</meta:editing-cycles>
    <meta:generator>OpenOffice/4.1.2$Win32 OpenOffice.org_project/412m3$Build-9782</meta:generator>
    <meta:printed-by>James Lombardi</meta:printed-by>
    <meta:print-date>2025-02-25T09:08:39.02</meta:print-date>
    <meta:document-statistic meta:table-count="0" meta:image-count="10" meta:object-count="0" meta:page-count="249" meta:paragraph-count="7260" meta:word-count="78755" meta:character-count="405130"/>
  </office:meta>
</office:document-meta>
</file>